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dfbf7" officeooo:paragraph-rsid="001dfbf7"/>
    </style:style>
    <style:style style:name="P2" style:family="paragraph" style:parent-style-name="Text_20_body" style:list-style-name="L1">
      <style:text-properties officeooo:rsid="001dfbf7" officeooo:paragraph-rsid="001dfbf7"/>
    </style:style>
    <style:style style:name="P3" style:family="paragraph" style:parent-style-name="Text_20_body" style:list-style-name="L2">
      <style:text-properties officeooo:rsid="001dfbf7" officeooo:paragraph-rsid="001dfbf7"/>
    </style:style>
    <style:style style:name="P4" style:family="paragraph" style:parent-style-name="Text_20_body" style:list-style-name="L3">
      <style:text-properties officeooo:rsid="001dfbf7" officeooo:paragraph-rsid="001dfbf7"/>
    </style:style>
    <style:style style:name="T1" style:family="text">
      <style:text-properties officeooo:rsid="001dfb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Solver</text:span>:</text:p>
      <text:list xml:id="list8302376277603564304" text:style-name="L3">
        <text:list-item>
          <text:p text:style-name="P4">get user input for everything</text:p>
        </text:list-item>
      </text:list>
      <text:p text:style-name="Text_20_body"/>
      <text:p text:style-name="Text_20_body"/>
      <text:p text:style-name="P1">Board:</text:p>
      <text:list xml:id="list4893648676849598222" text:style-name="L1">
        <text:list-item>
          <text:p text:style-name="P2"/>
        </text:list-item>
        <text:list-item>
          <text:p text:style-name="P2">empty constructor</text:p>
        </text:list-item>
        <text:list-item>
          <text:p text:style-name="P2">constructor from file</text:p>
        </text:list-item>
        <text:list-item>
          <text:p text:style-name="P2">output to file</text:p>
        </text:list-item>
        <text:list-item>
          <text:p text:style-name="P2">'sweep' rows, columns, squares</text:p>
        </text:list-item>
      </text:list>
      <text:p text:style-name="P1"/>
      <text:p text:style-name="P1"/>
      <text:p text:style-name="P1"/>
      <text:p text:style-name="P1">Improvements:</text:p>
      <text:list xml:id="list5453278841256463653" text:style-name="L2">
        <text:list-item>
          <text:p text:style-name="P3">template Board on siz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Senior</meta:initial-creator>
    <meta:creation-date>2014-09-13T17:08:33.325774437</meta:creation-date>
    <dc:date>2014-09-13T17:10:59.969948368</dc:date>
    <dc:creator>Alexander Senior</dc:creator>
    <meta:editing-duration>P0D</meta:editing-duration>
    <meta:editing-cycles>1</meta:editing-cycles>
    <meta:document-statistic meta:table-count="0" meta:image-count="0" meta:object-count="0" meta:page-count="1" meta:paragraph-count="10" meta:word-count="31" meta:character-count="166" meta:non-whitespace-character-count="151"/>
    <meta:generator>LibreOffice/4.2.6.3$Linux_X86_64 LibreOffice_project/420m0$Build-3</meta:generator>
  </office:meta>
</office:document-meta>
</file>